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6.219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OBJECTID,N,9,0</text:p>
          </table:table-cell>
          <table:table-cell office:value-type="string">
            <text:p>Bureau,N,9,0</text:p>
          </table:table-cell>
          <table:table-cell office:value-type="string">
            <text:p>CANTON,N,9,0</text:p>
          </table:table-cell>
          <table:table-cell office:value-type="string">
            <text:p>CIRCONS,N,9,0</text:p>
          </table:table-cell>
          <table:table-cell office:value-type="string">
            <text:p>Nom_Bureau,C,50</text:p>
          </table:table-cell>
          <table:table-cell office:value-type="string">
            <text:p>Shape_Leng,N,19,11</text:p>
          </table:table-cell>
          <table:table-cell office:value-type="string">
            <text:p>Shape_Area,N,19,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Pierre de Ronsard</text:p>
          </table:table-cell>
          <table:table-cell office:value-type="float" office:value="7484.01053095">
            <text:p>7484,01053095</text:p>
          </table:table-cell>
          <table:table-cell office:value-type="float" office:value="2103909.02032">
            <text:p>2103909,020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aternelle Alienor d'Aquitaine</text:p>
          </table:table-cell>
          <table:table-cell office:value-type="float" office:value="2480.1726719">
            <text:p>2480,1726719</text:p>
          </table:table-cell>
          <table:table-cell office:value-type="float" office:value="160818.67426">
            <text:p>160818,674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ternelle Jean Cocteau</text:p>
          </table:table-cell>
          <table:table-cell office:value-type="float" office:value="2179.01378209">
            <text:p>2179,01378209</text:p>
          </table:table-cell>
          <table:table-cell office:value-type="float" office:value="181578.112461">
            <text:p>181578,11246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rimaire Olympe de Gouges</text:p>
          </table:table-cell>
          <table:table-cell office:value-type="float" office:value="4568.95910452">
            <text:p>4568,95910452</text:p>
          </table:table-cell>
          <table:table-cell office:value-type="float" office:value="832705.951189">
            <text:p>832705,9511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aribaldi</text:p>
          </table:table-cell>
          <table:table-cell office:value-type="float" office:value="1572.51221481">
            <text:p>1572,51221481</text:p>
          </table:table-cell>
          <table:table-cell office:value-type="float" office:value="100522.221092">
            <text:p>100522,2210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Voltaire</text:p>
          </table:table-cell>
          <table:table-cell office:value-type="float" office:value="2026.85533857">
            <text:p>2026,85533857</text:p>
          </table:table-cell>
          <table:table-cell office:value-type="float" office:value="225584.318372">
            <text:p>225584,3183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.d.Q Jean Pierre Caillens</text:p>
          </table:table-cell>
          <table:table-cell office:value-type="float" office:value="5909.31715331">
            <text:p>5909,31715331</text:p>
          </table:table-cell>
          <table:table-cell office:value-type="float" office:value="930578.338055">
            <text:p>930578,33805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eorges Simenon</text:p>
          </table:table-cell>
          <table:table-cell office:value-type="float" office:value="1408.41465889">
            <text:p>1408,41465889</text:p>
          </table:table-cell>
          <table:table-cell office:value-type="float" office:value="91507.1167606">
            <text:p>91507,11676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aribaldi</text:p>
          </table:table-cell>
          <table:table-cell office:value-type="float" office:value="1531.34147087">
            <text:p>1531,34147087</text:p>
          </table:table-cell>
          <table:table-cell office:value-type="float" office:value="98117.5016168">
            <text:p>98117,501616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ternelle Jean Cocteau</text:p>
          </table:table-cell>
          <table:table-cell office:value-type="float" office:value="2102.2488318">
            <text:p>2102,2488318</text:p>
          </table:table-cell>
          <table:table-cell office:value-type="float" office:value="159271.816173">
            <text:p>159271,8161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Jean Macé</text:p>
          </table:table-cell>
          <table:table-cell office:value-type="float" office:value="3602.9229616">
            <text:p>3602,9229616</text:p>
          </table:table-cell>
          <table:table-cell office:value-type="float" office:value="739562.31041">
            <text:p>739562,3104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Voltaire</text:p>
          </table:table-cell>
          <table:table-cell office:value-type="float" office:value="1398.1226694">
            <text:p>1398,1226694</text:p>
          </table:table-cell>
          <table:table-cell office:value-type="float" office:value="104939.475965">
            <text:p>104939,47596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0">
            <text:p>1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.P.T Colucci</text:p>
          </table:table-cell>
          <table:table-cell office:value-type="float" office:value="3064.43543101">
            <text:p>3064,43543101</text:p>
          </table:table-cell>
          <table:table-cell office:value-type="float" office:value="357476.753573">
            <text:p>357476,75357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Jacques Brel</text:p>
          </table:table-cell>
          <table:table-cell office:value-type="float" office:value="2597.40057494">
            <text:p>2597,40057494</text:p>
          </table:table-cell>
          <table:table-cell office:value-type="float" office:value="224219.993736">
            <text:p>224219,9937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.P.T Albert Camus</text:p>
          </table:table-cell>
          <table:table-cell office:value-type="float" office:value="1952.16977182">
            <text:p>1952,16977182</text:p>
          </table:table-cell>
          <table:table-cell office:value-type="float" office:value="144830.581469">
            <text:p>144830,58146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Victor Schoelcher</text:p>
          </table:table-cell>
          <table:table-cell office:value-type="float" office:value="3028.54042462">
            <text:p>3028,54042462</text:p>
          </table:table-cell>
          <table:table-cell office:value-type="float" office:value="235124.190677">
            <text:p>235124,19067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.d.Q Antoine de Saint Exupéry</text:p>
          </table:table-cell>
          <table:table-cell office:value-type="float" office:value="4890.95844611">
            <text:p>4890,95844611</text:p>
          </table:table-cell>
          <table:table-cell office:value-type="float" office:value="770397.3016">
            <text:p>770397,30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Winston Churchill</text:p>
          </table:table-cell>
          <table:table-cell office:value-type="float" office:value="2611.96151798">
            <text:p>2611,96151798</text:p>
          </table:table-cell>
          <table:table-cell office:value-type="float" office:value="303246.217731">
            <text:p>303246,2177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Marie Curie</text:p>
          </table:table-cell>
          <table:table-cell office:value-type="float" office:value="1942.67920345">
            <text:p>1942,67920345</text:p>
          </table:table-cell>
          <table:table-cell office:value-type="float" office:value="210877.229724">
            <text:p>210877,22972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Charles Dickens</text:p>
          </table:table-cell>
          <table:table-cell office:value-type="float" office:value="2032.9033066">
            <text:p>2032,9033066</text:p>
          </table:table-cell>
          <table:table-cell office:value-type="float" office:value="223352.774513">
            <text:p>223352,77451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aternelle Lily Boulanger</text:p>
          </table:table-cell>
          <table:table-cell office:value-type="float" office:value="1755.06272799">
            <text:p>1755,06272799</text:p>
          </table:table-cell>
          <table:table-cell office:value-type="float" office:value="147777.49855">
            <text:p>147777,4985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Jacques Brel</text:p>
          </table:table-cell>
          <table:table-cell office:value-type="float" office:value="2121.29956036">
            <text:p>2121,29956036</text:p>
          </table:table-cell>
          <table:table-cell office:value-type="float" office:value="259053.729851">
            <text:p>259053,7298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irie</text:p>
          </table:table-cell>
          <table:table-cell office:value-type="float" office:value="3087.10322977">
            <text:p>3087,10322977</text:p>
          </table:table-cell>
          <table:table-cell office:value-type="float" office:value="396902.997941">
            <text:p>396902,99794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Charles Dickens</text:p>
          </table:table-cell>
          <table:table-cell office:value-type="float" office:value="2364.96802823">
            <text:p>2364,96802823</text:p>
          </table:table-cell>
          <table:table-cell office:value-type="float" office:value="154973.24123">
            <text:p>154973,2412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ernelle Anatole France</text:p>
          </table:table-cell>
          <table:table-cell office:value-type="float" office:value="2230.7439711">
            <text:p>2230,7439711</text:p>
          </table:table-cell>
          <table:table-cell office:value-type="float" office:value="210056.191312">
            <text:p>210056,1913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Docteur Roux</text:p>
          </table:table-cell>
          <table:table-cell office:value-type="float" office:value="3349.23183286">
            <text:p>3349,23183286</text:p>
          </table:table-cell>
          <table:table-cell office:value-type="float" office:value="612334.286793">
            <text:p>612334,28679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Victor Hugo</text:p>
          </table:table-cell>
          <table:table-cell office:value-type="float" office:value="1436.27313858">
            <text:p>1436,27313858</text:p>
          </table:table-cell>
          <table:table-cell office:value-type="float" office:value="122242.202689">
            <text:p>122242,2026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Jaurès</text:p>
          </table:table-cell>
          <table:table-cell office:value-type="float" office:value="1447.94957742">
            <text:p>1447,94957742</text:p>
          </table:table-cell>
          <table:table-cell office:value-type="float" office:value="101615.624573">
            <text:p>101615,62457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ernelle Anatole France</text:p>
          </table:table-cell>
          <table:table-cell office:value-type="float" office:value="2636.16382149">
            <text:p>2636,16382149</text:p>
          </table:table-cell>
          <table:table-cell office:value-type="float" office:value="229243.804264">
            <text:p>229243,80426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Victor Hugo</text:p>
          </table:table-cell>
          <table:table-cell office:value-type="float" office:value="1735.22698922">
            <text:p>1735,22698922</text:p>
          </table:table-cell>
          <table:table-cell office:value-type="float" office:value="145174.34189">
            <text:p>145174,3418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Winston Churchill</text:p>
          </table:table-cell>
          <table:table-cell office:value-type="float" office:value="2592.57427331">
            <text:p>2592,57427331</text:p>
          </table:table-cell>
          <table:table-cell office:value-type="float" office:value="166806.98384">
            <text:p>166806,983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ules Simon</text:p>
          </table:table-cell>
          <table:table-cell office:value-type="float" office:value="2637.7863439">
            <text:p>2637,7863439</text:p>
          </table:table-cell>
          <table:table-cell office:value-type="float" office:value="199538.392432">
            <text:p>199538,39243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Docteur Roux</text:p>
          </table:table-cell>
          <table:table-cell office:value-type="float" office:value="2245.54298011">
            <text:p>2245,54298011</text:p>
          </table:table-cell>
          <table:table-cell office:value-type="float" office:value="196385.676232">
            <text:p>196385,67623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Sévigné</text:p>
          </table:table-cell>
          <table:table-cell office:value-type="float" office:value="2164.87101623">
            <text:p>2164,87101623</text:p>
          </table:table-cell>
          <table:table-cell office:value-type="float" office:value="172292.792828">
            <text:p>172292,79282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airie</text:p>
          </table:table-cell>
          <table:table-cell office:value-type="float" office:value="8040.13977279">
            <text:p>8040,13977279</text:p>
          </table:table-cell>
          <table:table-cell office:value-type="float" office:value="2267380.57315">
            <text:p>2267380,5731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aternelle de Gaulle-Anthonioz</text:p>
          </table:table-cell>
          <table:table-cell office:value-type="float" office:value="1514.09403891">
            <text:p>1514,09403891</text:p>
          </table:table-cell>
          <table:table-cell office:value-type="float" office:value="129519.922894">
            <text:p>129519,92289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Frédéric Bazille</text:p>
          </table:table-cell>
          <table:table-cell office:value-type="float" office:value="2481.82322894">
            <text:p>2481,82322894</text:p>
          </table:table-cell>
          <table:table-cell office:value-type="float" office:value="217577.169566">
            <text:p>217577,16956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.d.Q Antoine de Saint Exupéry</text:p>
          </table:table-cell>
          <table:table-cell office:value-type="float" office:value="3289.83926361">
            <text:p>3289,83926361</text:p>
          </table:table-cell>
          <table:table-cell office:value-type="float" office:value="442751.056437">
            <text:p>442751,056437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Sévigné</text:p>
          </table:table-cell>
          <table:table-cell office:value-type="float" office:value="1818.93014238">
            <text:p>1818,93014238</text:p>
          </table:table-cell>
          <table:table-cell office:value-type="float" office:value="154047.227242">
            <text:p>154047,2272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ules Simon</text:p>
          </table:table-cell>
          <table:table-cell office:value-type="float" office:value="1490.8272878">
            <text:p>1490,8272878</text:p>
          </table:table-cell>
          <table:table-cell office:value-type="float" office:value="87945.8582797">
            <text:p>87945,85827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Frédéric Bazille</text:p>
          </table:table-cell>
          <table:table-cell office:value-type="float" office:value="2118.98105472">
            <text:p>2118,98105472</text:p>
          </table:table-cell>
          <table:table-cell office:value-type="float" office:value="191353.239941">
            <text:p>191353,23994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Péricles</text:p>
          </table:table-cell>
          <table:table-cell office:value-type="float" office:value="1786.88872899">
            <text:p>1786,88872899</text:p>
          </table:table-cell>
          <table:table-cell office:value-type="float" office:value="105675.571449">
            <text:p>105675,57144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Sun Yat Sen</text:p>
          </table:table-cell>
          <table:table-cell office:value-type="float" office:value="3748.41251331">
            <text:p>3748,41251331</text:p>
          </table:table-cell>
          <table:table-cell office:value-type="float" office:value="521083.109894">
            <text:p>521083,10989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Sun Yat Sen</text:p>
          </table:table-cell>
          <table:table-cell office:value-type="float" office:value="2535.51121416">
            <text:p>2535,51121416</text:p>
          </table:table-cell>
          <table:table-cell office:value-type="float" office:value="333054.608962">
            <text:p>333054,60896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Docteur Roux</text:p>
          </table:table-cell>
          <table:table-cell office:value-type="float" office:value="1695.66089411">
            <text:p>1695,66089411</text:p>
          </table:table-cell>
          <table:table-cell office:value-type="float" office:value="160392.216962">
            <text:p>160392,21696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Gambetta</text:p>
          </table:table-cell>
          <table:table-cell office:value-type="float" office:value="1996.53821466">
            <text:p>1996,53821466</text:p>
          </table:table-cell>
          <table:table-cell office:value-type="float" office:value="135249.812189">
            <text:p>135249,81218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ison de la Démocratie</text:p>
          </table:table-cell>
          <table:table-cell office:value-type="float" office:value="1785.5873869">
            <text:p>1785,5873869</text:p>
          </table:table-cell>
          <table:table-cell office:value-type="float" office:value="151256.168875">
            <text:p>151256,168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ison des Relations Internationales</text:p>
          </table:table-cell>
          <table:table-cell office:value-type="float" office:value="1186.25229188">
            <text:p>1186,25229188</text:p>
          </table:table-cell>
          <table:table-cell office:value-type="float" office:value="85525.7776188">
            <text:p>85525,777618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Lamartine</text:p>
          </table:table-cell>
          <table:table-cell office:value-type="float" office:value="1259.70056464">
            <text:p>1259,70056464</text:p>
          </table:table-cell>
          <table:table-cell office:value-type="float" office:value="65746.2024474">
            <text:p>65746,20244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Péricles</text:p>
          </table:table-cell>
          <table:table-cell office:value-type="float" office:value="1984.88641253">
            <text:p>1984,88641253</text:p>
          </table:table-cell>
          <table:table-cell office:value-type="float" office:value="185951.44418">
            <text:p>185951,4441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Spinoza</text:p>
          </table:table-cell>
          <table:table-cell office:value-type="float" office:value="2467.45958265">
            <text:p>2467,45958265</text:p>
          </table:table-cell>
          <table:table-cell office:value-type="float" office:value="270837.949707">
            <text:p>270837,94970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lle Pagézy</text:p>
          </table:table-cell>
          <table:table-cell office:value-type="float" office:value="1327.19795631">
            <text:p>1327,19795631</text:p>
          </table:table-cell>
          <table:table-cell office:value-type="float" office:value="76067.2531043">
            <text:p>76067,253104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alle Pagézy</text:p>
          </table:table-cell>
          <table:table-cell office:value-type="float" office:value="1501.30022462">
            <text:p>1501,30022462</text:p>
          </table:table-cell>
          <table:table-cell office:value-type="float" office:value="104033.903904">
            <text:p>104033,90390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Jeanne d'Arc</text:p>
          </table:table-cell>
          <table:table-cell office:value-type="float" office:value="2220.64895751">
            <text:p>2220,64895751</text:p>
          </table:table-cell>
          <table:table-cell office:value-type="float" office:value="189860.656124">
            <text:p>189860,65612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Péricles</text:p>
          </table:table-cell>
          <table:table-cell office:value-type="float" office:value="2465.40592933">
            <text:p>2465,40592933</text:p>
          </table:table-cell>
          <table:table-cell office:value-type="float" office:value="322992.741934">
            <text:p>322992,74193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Frédéric Bazille</text:p>
          </table:table-cell>
          <table:table-cell office:value-type="float" office:value="3941.47081005">
            <text:p>3941,47081005</text:p>
          </table:table-cell>
          <table:table-cell office:value-type="float" office:value="401278.493943">
            <text:p>401278,49394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Auguste Comte</text:p>
          </table:table-cell>
          <table:table-cell office:value-type="float" office:value="2014.47082024">
            <text:p>2014,47082024</text:p>
          </table:table-cell>
          <table:table-cell office:value-type="float" office:value="239952.62938">
            <text:p>239952,6293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Paul Langevin</text:p>
          </table:table-cell>
          <table:table-cell office:value-type="float" office:value="2164.94567568">
            <text:p>2164,94567568</text:p>
          </table:table-cell>
          <table:table-cell office:value-type="float" office:value="261504.834973">
            <text:p>261504,83497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Léo Malet</text:p>
          </table:table-cell>
          <table:table-cell office:value-type="float" office:value="3005.4757989">
            <text:p>3005,4757989</text:p>
          </table:table-cell>
          <table:table-cell office:value-type="float" office:value="423693.747842">
            <text:p>423693,74784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space Martin Luther King</text:p>
          </table:table-cell>
          <table:table-cell office:value-type="float" office:value="1298.31121584">
            <text:p>1298,31121584</text:p>
          </table:table-cell>
          <table:table-cell office:value-type="float" office:value="90035.5967352">
            <text:p>90035,596735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Léo Malet</text:p>
          </table:table-cell>
          <table:table-cell office:value-type="float" office:value="2599.26697243">
            <text:p>2599,26697243</text:p>
          </table:table-cell>
          <table:table-cell office:value-type="float" office:value="275391.810532">
            <text:p>275391,81053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Vasco de Gama</text:p>
          </table:table-cell>
          <table:table-cell office:value-type="float" office:value="3490.14862422">
            <text:p>3490,14862422</text:p>
          </table:table-cell>
          <table:table-cell office:value-type="float" office:value="349397.524886">
            <text:p>349397,52488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Spinoza</text:p>
          </table:table-cell>
          <table:table-cell office:value-type="float" office:value="7464.98492776">
            <text:p>7464,98492776</text:p>
          </table:table-cell>
          <table:table-cell office:value-type="float" office:value="1978170.72424">
            <text:p>1978170,7242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ernelle Jean-Jacques Rousseau</text:p>
          </table:table-cell>
          <table:table-cell office:value-type="float" office:value="1605.68337299">
            <text:p>1605,68337299</text:p>
          </table:table-cell>
          <table:table-cell office:value-type="float" office:value="109866.663945">
            <text:p>109866,66394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Paul Langevin</text:p>
          </table:table-cell>
          <table:table-cell office:value-type="float" office:value="2851.87548183">
            <text:p>2851,87548183</text:p>
          </table:table-cell>
          <table:table-cell office:value-type="float" office:value="300806.592157">
            <text:p>300806,59215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.P.T Mélina Mercouri</text:p>
          </table:table-cell>
          <table:table-cell office:value-type="float" office:value="10646.9077841">
            <text:p>10646,9077841</text:p>
          </table:table-cell>
          <table:table-cell office:value-type="float" office:value="3230397.66833">
            <text:p>3230397,6683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ozart</text:p>
          </table:table-cell>
          <table:table-cell office:value-type="float" office:value="2512.01208379">
            <text:p>2512,01208379</text:p>
          </table:table-cell>
          <table:table-cell office:value-type="float" office:value="224045.138978">
            <text:p>224045,13897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Auguste Comte</text:p>
          </table:table-cell>
          <table:table-cell office:value-type="float" office:value="2657.33693491">
            <text:p>2657,33693491</text:p>
          </table:table-cell>
          <table:table-cell office:value-type="float" office:value="241660.821524">
            <text:p>241660,82152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Geneviève Bon</text:p>
          </table:table-cell>
          <table:table-cell office:value-type="float" office:value="2593.89909581">
            <text:p>2593,89909581</text:p>
          </table:table-cell>
          <table:table-cell office:value-type="float" office:value="206661.779882">
            <text:p>206661,77988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Rudyard Kipling</text:p>
          </table:table-cell>
          <table:table-cell office:value-type="float" office:value="1838.77248622">
            <text:p>1838,77248622</text:p>
          </table:table-cell>
          <table:table-cell office:value-type="float" office:value="194450.629506">
            <text:p>194450,62950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.P.T Marie Curie</text:p>
          </table:table-cell>
          <table:table-cell office:value-type="float" office:value="2736.47040293">
            <text:p>2736,47040293</text:p>
          </table:table-cell>
          <table:table-cell office:value-type="float" office:value="294573.526475">
            <text:p>294573,52647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Moulin</text:p>
          </table:table-cell>
          <table:table-cell office:value-type="float" office:value="3797.16582855">
            <text:p>3797,16582855</text:p>
          </table:table-cell>
          <table:table-cell office:value-type="float" office:value="187739.102126">
            <text:p>187739,10212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Charles Baudelaire</text:p>
          </table:table-cell>
          <table:table-cell office:value-type="float" office:value="2443.31471305">
            <text:p>2443,31471305</text:p>
          </table:table-cell>
          <table:table-cell office:value-type="float" office:value="260980.888818">
            <text:p>260980,88881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Moulin</text:p>
          </table:table-cell>
          <table:table-cell office:value-type="float" office:value="2219.3554067">
            <text:p>2219,3554067</text:p>
          </table:table-cell>
          <table:table-cell office:value-type="float" office:value="208677.770344">
            <text:p>208677,77034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Geneviève Bon</text:p>
          </table:table-cell>
          <table:table-cell office:value-type="float" office:value="1779.97145684">
            <text:p>1779,97145684</text:p>
          </table:table-cell>
          <table:table-cell office:value-type="float" office:value="99330.8408098">
            <text:p>99330,840809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La Fontaine</text:p>
          </table:table-cell>
          <table:table-cell office:value-type="float" office:value="3348.10373501">
            <text:p>3348,10373501</text:p>
          </table:table-cell>
          <table:table-cell office:value-type="float" office:value="236227.069804">
            <text:p>236227,06980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Zay</text:p>
          </table:table-cell>
          <table:table-cell office:value-type="float" office:value="2681.25728639">
            <text:p>2681,25728639</text:p>
          </table:table-cell>
          <table:table-cell office:value-type="float" office:value="306499.339288">
            <text:p>306499,33928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Condorcet</text:p>
          </table:table-cell>
          <table:table-cell office:value-type="float" office:value="1988.79418146">
            <text:p>1988,79418146</text:p>
          </table:table-cell>
          <table:table-cell office:value-type="float" office:value="209593.663554">
            <text:p>209593,66355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Julie Daubie</text:p>
          </table:table-cell>
          <table:table-cell office:value-type="float" office:value="2111.88168859">
            <text:p>2111,88168859</text:p>
          </table:table-cell>
          <table:table-cell office:value-type="float" office:value="207647.840664">
            <text:p>207647,84066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Marie Pape Carpantier</text:p>
          </table:table-cell>
          <table:table-cell office:value-type="float" office:value="2281.33532474">
            <text:p>2281,33532474</text:p>
          </table:table-cell>
          <table:table-cell office:value-type="float" office:value="178306.667487">
            <text:p>178306,66748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Paul Painlevé</text:p>
          </table:table-cell>
          <table:table-cell office:value-type="float" office:value="4701.31010825">
            <text:p>4701,31010825</text:p>
          </table:table-cell>
          <table:table-cell office:value-type="float" office:value="822933.307472">
            <text:p>822933,30747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Zay</text:p>
          </table:table-cell>
          <table:table-cell office:value-type="float" office:value="2173.56733369">
            <text:p>2173,56733369</text:p>
          </table:table-cell>
          <table:table-cell office:value-type="float" office:value="210194.965118">
            <text:p>210194,96511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Condorcet</text:p>
          </table:table-cell>
          <table:table-cell office:value-type="float" office:value="3140.97877849">
            <text:p>3140,97877849</text:p>
          </table:table-cell>
          <table:table-cell office:value-type="float" office:value="398992.59724">
            <text:p>398992,5972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Simon Bolivar</text:p>
          </table:table-cell>
          <table:table-cell office:value-type="float" office:value="1058.87255724">
            <text:p>1058,87255724</text:p>
          </table:table-cell>
          <table:table-cell office:value-type="float" office:value="61453.0301062">
            <text:p>61453,030106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ozart</text:p>
          </table:table-cell>
          <table:table-cell office:value-type="float" office:value="5175.51028726">
            <text:p>5175,51028726</text:p>
          </table:table-cell>
          <table:table-cell office:value-type="float" office:value="785202.62334">
            <text:p>785202,6233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ozart</text:p>
          </table:table-cell>
          <table:table-cell office:value-type="float" office:value="2970.60028538">
            <text:p>2970,60028538</text:p>
          </table:table-cell>
          <table:table-cell office:value-type="float" office:value="425439.8296">
            <text:p>425439,829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Berthe Morisot</text:p>
          </table:table-cell>
          <table:table-cell office:value-type="float" office:value="1712.32310539">
            <text:p>1712,32310539</text:p>
          </table:table-cell>
          <table:table-cell office:value-type="float" office:value="156135.009414">
            <text:p>156135,0094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Julie Daubie</text:p>
          </table:table-cell>
          <table:table-cell office:value-type="float" office:value="3137.44333745">
            <text:p>3137,44333745</text:p>
          </table:table-cell>
          <table:table-cell office:value-type="float" office:value="528215.114111">
            <text:p>528215,11411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Antoine Balard</text:p>
          </table:table-cell>
          <table:table-cell office:value-type="float" office:value="4899.63932427">
            <text:p>4899,63932427</text:p>
          </table:table-cell>
          <table:table-cell office:value-type="float" office:value="1179971.43651">
            <text:p>1179971,4365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Heidelberg</text:p>
          </table:table-cell>
          <table:table-cell office:value-type="float" office:value="3137.95510209">
            <text:p>3137,95510209</text:p>
          </table:table-cell>
          <table:table-cell office:value-type="float" office:value="337991.857383">
            <text:p>337991,85738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Cervantes</text:p>
          </table:table-cell>
          <table:table-cell office:value-type="float" office:value="1158.27753265">
            <text:p>1158,27753265</text:p>
          </table:table-cell>
          <table:table-cell office:value-type="float" office:value="83453.9374384">
            <text:p>83453,937438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Heidelberg</text:p>
          </table:table-cell>
          <table:table-cell office:value-type="float" office:value="1040.91863219">
            <text:p>1040,91863219</text:p>
          </table:table-cell>
          <table:table-cell office:value-type="float" office:value="56727.5534854">
            <text:p>56727,553485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  <table:table-cell office:value-type="float" office:value="2115.69684516">
            <text:p>2115,69684516</text:p>
          </table:table-cell>
          <table:table-cell office:value-type="float" office:value="261486.56454">
            <text:p>261486,5645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Moulin</text:p>
          </table:table-cell>
          <table:table-cell office:value-type="float" office:value="3181.58465612">
            <text:p>3181,58465612</text:p>
          </table:table-cell>
          <table:table-cell office:value-type="float" office:value="438236.291081">
            <text:p>438236,29108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Jules Verne</text:p>
          </table:table-cell>
          <table:table-cell office:value-type="float" office:value="4855.66833511">
            <text:p>4855,66833511</text:p>
          </table:table-cell>
          <table:table-cell office:value-type="float" office:value="674964.887303">
            <text:p>674964,88730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Jules Verne</text:p>
          </table:table-cell>
          <table:table-cell office:value-type="float" office:value="2527.13032315">
            <text:p>2527,13032315</text:p>
          </table:table-cell>
          <table:table-cell office:value-type="float" office:value="249065.173237">
            <text:p>249065,17323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  <table:table-cell office:value-type="float" office:value="2771.52055221">
            <text:p>2771,52055221</text:p>
          </table:table-cell>
          <table:table-cell office:value-type="float" office:value="276272.835611">
            <text:p>276272,83561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Sedar Senghor</text:p>
          </table:table-cell>
          <table:table-cell office:value-type="float" office:value="2050.08754752">
            <text:p>2050,08754752</text:p>
          </table:table-cell>
          <table:table-cell office:value-type="float" office:value="167801.842621">
            <text:p>167801,84262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  <table:table-cell office:value-type="float" office:value="2401.16749321">
            <text:p>2401,16749321</text:p>
          </table:table-cell>
          <table:table-cell office:value-type="float" office:value="206204.163536">
            <text:p>206204,16353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.P.T Mélina Mercouri</text:p>
          </table:table-cell>
          <table:table-cell office:value-type="float" office:value="7665.29657306">
            <text:p>7665,29657306</text:p>
          </table:table-cell>
          <table:table-cell office:value-type="float" office:value="2654705.32257">
            <text:p>2654705,3225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Emile Combes</text:p>
          </table:table-cell>
          <table:table-cell office:value-type="float" office:value="2357.08218777">
            <text:p>2357,08218777</text:p>
          </table:table-cell>
          <table:table-cell office:value-type="float" office:value="289425.288353">
            <text:p>289425,28835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Eugène Pottier</text:p>
          </table:table-cell>
          <table:table-cell office:value-type="float" office:value="2708.71597355">
            <text:p>2708,71597355</text:p>
          </table:table-cell>
          <table:table-cell office:value-type="float" office:value="331185.480443">
            <text:p>331185,48044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Eugène Pottier</text:p>
          </table:table-cell>
          <table:table-cell office:value-type="float" office:value="3225.25653715">
            <text:p>3225,25653715</text:p>
          </table:table-cell>
          <table:table-cell office:value-type="float" office:value="513979.785481">
            <text:p>513979,78548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  <table:table-cell office:value-type="float" office:value="3483.05182878">
            <text:p>3483,05182878</text:p>
          </table:table-cell>
          <table:table-cell office:value-type="float" office:value="373980.094685">
            <text:p>373980,09468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Térésa</text:p>
          </table:table-cell>
          <table:table-cell office:value-type="float" office:value="3973.59944791">
            <text:p>3973,59944791</text:p>
          </table:table-cell>
          <table:table-cell office:value-type="float" office:value="725074.004946">
            <text:p>725074,00494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Berthe Morisot</text:p>
          </table:table-cell>
          <table:table-cell office:value-type="float" office:value="5339.73769005">
            <text:p>5339,73769005</text:p>
          </table:table-cell>
          <table:table-cell office:value-type="float" office:value="845271.501229">
            <text:p>845271,50122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Galilée</text:p>
          </table:table-cell>
          <table:table-cell office:value-type="float" office:value="3381.36091283">
            <text:p>3381,36091283</text:p>
          </table:table-cell>
          <table:table-cell office:value-type="float" office:value="438518.016085">
            <text:p>438518,01608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Rabelais</text:p>
          </table:table-cell>
          <table:table-cell office:value-type="float" office:value="5488.19830419">
            <text:p>5488,19830419</text:p>
          </table:table-cell>
          <table:table-cell office:value-type="float" office:value="933584.145884">
            <text:p>933584,14588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arguerite Yourcenar</text:p>
          </table:table-cell>
          <table:table-cell office:value-type="float" office:value="5311.18859883">
            <text:p>5311,18859883</text:p>
          </table:table-cell>
          <table:table-cell office:value-type="float" office:value="1219372.83852">
            <text:p>1219372,8385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Docteur Calmette</text:p>
          </table:table-cell>
          <table:table-cell office:value-type="float" office:value="5789.75712031">
            <text:p>5789,75712031</text:p>
          </table:table-cell>
          <table:table-cell office:value-type="float" office:value="813813.228842">
            <text:p>813813,22884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March Bloch</text:p>
          </table:table-cell>
          <table:table-cell office:value-type="float" office:value="3249.18706346">
            <text:p>3249,18706346</text:p>
          </table:table-cell>
          <table:table-cell office:value-type="float" office:value="428635.779707">
            <text:p>428635,77970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Averroes</text:p>
          </table:table-cell>
          <table:table-cell office:value-type="float" office:value="4438.09195834">
            <text:p>4438,09195834</text:p>
          </table:table-cell>
          <table:table-cell office:value-type="float" office:value="238800.321575">
            <text:p>238800,32157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Nicolas Copernic</text:p>
          </table:table-cell>
          <table:table-cell office:value-type="float" office:value="3935.84487885">
            <text:p>3935,84487885</text:p>
          </table:table-cell>
          <table:table-cell office:value-type="float" office:value="302153.844047">
            <text:p>302153,84404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Jules Ferry</text:p>
          </table:table-cell>
          <table:table-cell office:value-type="float" office:value="8670.23995688">
            <text:p>8670,23995688</text:p>
          </table:table-cell>
          <table:table-cell office:value-type="float" office:value="2132781.12247">
            <text:p>2132781,1224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Docteur Calmette</text:p>
          </table:table-cell>
          <table:table-cell office:value-type="float" office:value="4336.33850742">
            <text:p>4336,33850742</text:p>
          </table:table-cell>
          <table:table-cell office:value-type="float" office:value="908032.791932">
            <text:p>908032,79193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Docteur Calmette</text:p>
          </table:table-cell>
          <table:table-cell office:value-type="float" office:value="7475.94770329">
            <text:p>7475,94770329</text:p>
          </table:table-cell>
          <table:table-cell office:value-type="float" office:value="2124622.90445">
            <text:p>2124622,9044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Paul Painlevé</text:p>
          </table:table-cell>
          <table:table-cell office:value-type="float" office:value="1989.92719591">
            <text:p>1989,92719591</text:p>
          </table:table-cell>
          <table:table-cell office:value-type="float" office:value="218747.195649">
            <text:p>218747,195649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primaire Michel de l'Hospital</text:p>
          </table:table-cell>
          <table:table-cell office:value-type="float" office:value="3907.15248042">
            <text:p>3907,15248042</text:p>
          </table:table-cell>
          <table:table-cell office:value-type="float" office:value="630377.23003">
            <text:p>630377,2300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primaire Michel de l'Hospital</text:p>
          </table:table-cell>
          <table:table-cell office:value-type="float" office:value="2514.39760168">
            <text:p>2514,39760168</text:p>
          </table:table-cell>
          <table:table-cell office:value-type="float" office:value="312388.379377">
            <text:p>312388,37937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primaire Cheng-Du</text:p>
          </table:table-cell>
          <table:table-cell office:value-type="float" office:value="1960.18426116">
            <text:p>1960,18426116</text:p>
          </table:table-cell>
          <table:table-cell office:value-type="float" office:value="226129.174323">
            <text:p>226129,17432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ternelle Aggripa d'Aubigné</text:p>
          </table:table-cell>
          <table:table-cell office:value-type="float" office:value="4215.39408785">
            <text:p>4215,39408785</text:p>
          </table:table-cell>
          <table:table-cell office:value-type="float" office:value="557433.738875">
            <text:p>557433,73887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Térésa</text:p>
          </table:table-cell>
          <table:table-cell office:value-type="float" office:value="2459.20177142">
            <text:p>2459,20177142</text:p>
          </table:table-cell>
          <table:table-cell office:value-type="float" office:value="263003.439853">
            <text:p>263003,43985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ternelle Jean Cocteau</text:p>
          </table:table-cell>
          <table:table-cell office:value-type="float" office:value="4729.74259262">
            <text:p>4729,74259262</text:p>
          </table:table-cell>
          <table:table-cell office:value-type="float" office:value="625647.19749">
            <text:p>625647,1974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eorges Simenon</text:p>
          </table:table-cell>
          <table:table-cell office:value-type="float" office:value="3307.0556145">
            <text:p>3307,0556145</text:p>
          </table:table-cell>
          <table:table-cell office:value-type="float" office:value="313345.898113">
            <text:p>313345,89811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7">
            <text:p>1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rimaire Beethoven</text:p>
          </table:table-cell>
          <table:table-cell office:value-type="float" office:value="4914.80200791">
            <text:p>4914,80200791</text:p>
          </table:table-cell>
          <table:table-cell office:value-type="float" office:value="779034.99685">
            <text:p>779034,9968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aternelle Alienor d'Aquitaine</text:p>
          </table:table-cell>
          <table:table-cell office:value-type="float" office:value="2969.34509078">
            <text:p>2969,34509078</text:p>
          </table:table-cell>
          <table:table-cell office:value-type="float" office:value="301202.941775">
            <text:p>301202,94177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rimaire Beethoven</text:p>
          </table:table-cell>
          <table:table-cell office:value-type="float" office:value="1915.18434492">
            <text:p>1915,18434492</text:p>
          </table:table-cell>
          <table:table-cell office:value-type="float" office:value="189465.543355">
            <text:p>189465,54335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James Joyce</text:p>
          </table:table-cell>
          <table:table-cell office:value-type="float" office:value="3349.27244521">
            <text:p>3349,27244521</text:p>
          </table:table-cell>
          <table:table-cell office:value-type="float" office:value="303651.208339">
            <text:p>303651,20833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aternelle Hélène Boucher</text:p>
          </table:table-cell>
          <table:table-cell office:value-type="float" office:value="2595.46602021">
            <text:p>2595,46602021</text:p>
          </table:table-cell>
          <table:table-cell office:value-type="float" office:value="302015.047436">
            <text:p>302015,04743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primaire François Mitterrand</text:p>
          </table:table-cell>
          <table:table-cell office:value-type="float" office:value="3428.9133678">
            <text:p>3428,9133678</text:p>
          </table:table-cell>
          <table:table-cell office:value-type="float" office:value="489390.280774">
            <text:p>489390,28077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arguerite Yourcenar</text:p>
          </table:table-cell>
          <table:table-cell office:value-type="float" office:value="5579.95366733">
            <text:p>5579,95366733</text:p>
          </table:table-cell>
          <table:table-cell office:value-type="float" office:value="784708.143246">
            <text:p>784708,1432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13/03/2014</text:date>, <text:time>14:0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document-statistic meta:table-count="1" meta:cell-count="924" meta:object-count="0"/>
  </office:meta>
</office:document-meta>
</file>